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roman" style:font-pitch="variable"/>
    <style:font-face style:name="Ubuntu1" svg:font-family="Ubuntu" style:font-family-generic="swiss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style:text-properties officeooo:rsid="001cf492" officeooo:paragraph-rsid="001cf492"/>
    </style:style>
    <style:style style:name="P2" style:family="paragraph" style:parent-style-name="Standard">
      <style:text-properties officeooo:rsid="001db473" officeooo:paragraph-rsid="001db473"/>
    </style:style>
    <style:style style:name="P3" style:family="paragraph" style:parent-style-name="Standard">
      <style:text-properties fo:font-weight="bold" officeooo:rsid="001cf492" officeooo:paragraph-rsid="001cf492" style:font-weight-asian="bold" style:font-weight-complex="bold"/>
    </style:style>
    <style:style style:name="P4" style:family="paragraph" style:parent-style-name="Standard">
      <style:text-properties officeooo:rsid="001dc7bd" officeooo:paragraph-rsid="001dc7bd"/>
    </style:style>
    <style:style style:name="P5" style:family="paragraph" style:parent-style-name="Standard">
      <style:text-properties officeooo:rsid="001f605c" officeooo:paragraph-rsid="001f605c"/>
    </style:style>
    <style:style style:name="T1" style:family="text">
      <style:text-properties officeooo:rsid="001f6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da 29 Jan 2014</text:p>
      <text:p text:style-name="P1"/>
      <text:p text:style-name="P3">Last meeting assignments</text:p>
      <text:p text:style-name="P2">OCP</text:p>
      <text:p text:style-name="P2">New Assignment: Get notes up on the OCP Wiki</text:p>
      <text:p text:style-name="P2">- Timing control</text:p>
      <text:p text:style-name="P2">- Signals</text:p>
      <text:p text:style-name="P2">- Summary of OCP technical documentation</text:p>
      <text:p text:style-name="P2"/>
      <text:p text:style-name="P2"/>
      <text:p text:style-name="P2">Xilinx PCIe Core Gen</text:p>
      <text:p text:style-name="P2">New Assignment: Get notes up on the Core Gen Wiki</text:p>
      <text:p text:style-name="P2">- Finish up the assignments posted on the Wiki</text:p>
      <text:p text:style-name="P2"/>
      <text:p text:style-name="P3">Weekly Reports</text:p>
      <text:p text:style-name="P4">I accomplished:</text:p>
      <text:p text:style-name="P4"><text:tab/><text:span text:style-name="T1">Whatever was accomplished by the individual during the past week is to be put here</text:span></text:p>
      <text:p text:style-name="P4">I will accomplish:</text:p>
      <text:p text:style-name="P1"><text:tab/><text:span text:style-name="T1">Whatever is the plan to accomplish over the following week is to be put here</text:span></text:p>
      <text:p text:style-name="P1"/>
      <text:p text:style-name="P5">Reports turned in by Tuesday night so that they can be reviewed during weekly meeting on Wednesday morning.</text:p>
      <text:p text:style-name="P5">Reports will be compiled and summarized by Michael Walton on a bi-weekly basis and sent to Prof. So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roman" style:font-pitch="variable"/>
    <style:font-face style:name="Ubuntu1" svg:font-family="Ubuntu" style:font-family-generic="swiss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Ubuntu2" style:font-size-asian="10.5pt" style:language-asian="zh" style:country-asian="CN" style:font-name-complex="Ubuntu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Ubuntu2" style:font-size-asian="10.5pt" style:language-asian="zh" style:country-asian="CN" style:font-name-complex="Ubuntu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1" fo:font-family="Ubuntu" style:font-family-generic="swiss" style:font-pitch="variable" fo:font-size="14pt" style:font-name-asian="Ubuntu2" style:font-family-asian="Ubuntu" style:font-family-generic-asian="system" style:font-pitch-asian="variable" style:font-size-asian="14pt" style:font-name-complex="Ubuntu2" style:font-family-complex="Ubuntu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02:43:06.857282781</meta:creation-date>
    <dc:date>2014-01-29T04:00:02.502373871</dc:date>
    <meta:editing-duration>PT24M57S</meta:editing-duration>
    <meta:editing-cycles>2</meta:editing-cycles>
    <meta:generator>LibreOffice/4.1.4.2$Linux_X86_64 LibreOffice_project/410m0$Build-2</meta:generator>
    <meta:document-statistic meta:table-count="0" meta:image-count="0" meta:object-count="0" meta:page-count="1" meta:paragraph-count="17" meta:word-count="124" meta:character-count="685" meta:non-whitespace-character-count="576"/>
  </office:meta>
</office:document-meta>
</file>